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ProviderProcess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ProviderProcessor.JcaProviderProcessor( Jms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ProviderProcessor.process( MessageExchange exch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JcaProviderProcessor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